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27.31mm"/>
    </style:style>
    <style:style style:name="co3" style:family="table-column">
      <style:table-column-properties fo:break-before="auto" style:column-width="21.5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erge_obj" table:style-name="ta1">
        <table:shapes>
          <draw:frame draw:z-index="0" draw:style-name="gr1" draw:text-style-name="P1" svg:width="263.83mm" svg:height="171.59mm" svg:x="13021.86mm" svg:y="26.29mm">
            <loext:p draw:notify-on-update-of-ranges="merge_obj.A3:merge_obj.YA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644" table:default-cell-style-name="Default"/>
        <table:table-row table:style-name="ro1">
          <table:table-cell office:value-type="string" calcext:value-type="string">
            <text:p>SA_ALPHA</text:p>
          </table:table-cell>
          <table:table-cell office:value-type="string" calcext:value-type="string">
            <text:p>SA_T_MIN</text:p>
          </table:table-cell>
          <table:table-cell office:value-type="string" calcext:value-type="string">
            <text:p>SA_ITER</text:p>
          </table:table-cell>
          <table:table-cell office:value-type="string" calcext:value-type="string">
            <text:p>SA_RUNS</text:p>
          </table:table-cell>
          <table:table-cell office:value-type="string" calcext:value-type="string">
            <text:p>NUM_PASSES</text:p>
          </table:table-cell>
          <table:table-cell office:value-type="string" calcext:value-type="string">
            <text:p>NUM_ITER</text:p>
          </table:table-cell>
          <table:table-cell office:value-type="string" calcext:value-type="string">
            <text:p>ITER_INCR</text:p>
          </table:table-cell>
          <table:table-cell table:number-columns-repeated="644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5" calcext:value-type="float">
            <text:p>0.5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644"/>
        </table:table-row>
        <table:table-row table:style-name="ro1">
          <table:table-cell office:value-type="float" office:value="373434000" calcext:value-type="float">
            <text:p>373434000</text:p>
          </table:table-cell>
          <table:table-cell office:value-type="float" office:value="373404000" calcext:value-type="float">
            <text:p>373404000</text:p>
          </table:table-cell>
          <table:table-cell office:value-type="float" office:value="373186000" calcext:value-type="float">
            <text:p>373186000</text:p>
          </table:table-cell>
          <table:table-cell office:value-type="float" office:value="373243000" calcext:value-type="float">
            <text:p>373243000</text:p>
          </table:table-cell>
          <table:table-cell office:value-type="float" office:value="372832000" calcext:value-type="float">
            <text:p>372832000</text:p>
          </table:table-cell>
          <table:table-cell office:value-type="float" office:value="372830000" calcext:value-type="float">
            <text:p>372830000</text:p>
          </table:table-cell>
          <table:table-cell office:value-type="float" office:value="373068000" calcext:value-type="float">
            <text:p>373068000</text:p>
          </table:table-cell>
          <table:table-cell office:value-type="float" office:value="373121000" calcext:value-type="float">
            <text:p>373121000</text:p>
          </table:table-cell>
          <table:table-cell office:value-type="float" office:value="372917000" calcext:value-type="float">
            <text:p>372917000</text:p>
          </table:table-cell>
          <table:table-cell office:value-type="float" office:value="373211000" calcext:value-type="float">
            <text:p>373211000</text:p>
          </table:table-cell>
          <table:table-cell office:value-type="float" office:value="373163000" calcext:value-type="float">
            <text:p>373163000</text:p>
          </table:table-cell>
          <table:table-cell office:value-type="float" office:value="373277000" calcext:value-type="float">
            <text:p>373277000</text:p>
          </table:table-cell>
          <table:table-cell office:value-type="float" office:value="373523000" calcext:value-type="float">
            <text:p>373523000</text:p>
          </table:table-cell>
          <table:table-cell office:value-type="float" office:value="373190000" calcext:value-type="float">
            <text:p>373190000</text:p>
          </table:table-cell>
          <table:table-cell office:value-type="float" office:value="373178000" calcext:value-type="float">
            <text:p>373178000</text:p>
          </table:table-cell>
          <table:table-cell office:value-type="float" office:value="373032000" calcext:value-type="float">
            <text:p>373032000</text:p>
          </table:table-cell>
          <table:table-cell office:value-type="float" office:value="372794000" calcext:value-type="float">
            <text:p>372794000</text:p>
          </table:table-cell>
          <table:table-cell office:value-type="float" office:value="372732000" calcext:value-type="float">
            <text:p>372732000</text:p>
          </table:table-cell>
          <table:table-cell office:value-type="float" office:value="372996000" calcext:value-type="float">
            <text:p>372996000</text:p>
          </table:table-cell>
          <table:table-cell office:value-type="float" office:value="373507000" calcext:value-type="float">
            <text:p>373507000</text:p>
          </table:table-cell>
          <table:table-cell table:number-columns-repeated="30" office:value-type="float" office:value="373523000" calcext:value-type="float">
            <text:p>373523000</text:p>
          </table:table-cell>
          <table:table-cell office:value-type="float" office:value="375557000" calcext:value-type="float">
            <text:p>375557000</text:p>
          </table:table-cell>
          <table:table-cell office:value-type="float" office:value="375388000" calcext:value-type="float">
            <text:p>375388000</text:p>
          </table:table-cell>
          <table:table-cell office:value-type="float" office:value="375363000" calcext:value-type="float">
            <text:p>375363000</text:p>
          </table:table-cell>
          <table:table-cell office:value-type="float" office:value="375495000" calcext:value-type="float">
            <text:p>375495000</text:p>
          </table:table-cell>
          <table:table-cell office:value-type="float" office:value="375528000" calcext:value-type="float">
            <text:p>375528000</text:p>
          </table:table-cell>
          <table:table-cell office:value-type="float" office:value="375358000" calcext:value-type="float">
            <text:p>375358000</text:p>
          </table:table-cell>
          <table:table-cell office:value-type="float" office:value="375603000" calcext:value-type="float">
            <text:p>375603000</text:p>
          </table:table-cell>
          <table:table-cell office:value-type="float" office:value="375564000" calcext:value-type="float">
            <text:p>375564000</text:p>
          </table:table-cell>
          <table:table-cell office:value-type="float" office:value="375425000" calcext:value-type="float">
            <text:p>375425000</text:p>
          </table:table-cell>
          <table:table-cell office:value-type="float" office:value="375509000" calcext:value-type="float">
            <text:p>375509000</text:p>
          </table:table-cell>
          <table:table-cell office:value-type="float" office:value="375544000" calcext:value-type="float">
            <text:p>375544000</text:p>
          </table:table-cell>
          <table:table-cell office:value-type="float" office:value="375493000" calcext:value-type="float">
            <text:p>375493000</text:p>
          </table:table-cell>
          <table:table-cell office:value-type="float" office:value="375455000" calcext:value-type="float">
            <text:p>375455000</text:p>
          </table:table-cell>
          <table:table-cell office:value-type="float" office:value="375515000" calcext:value-type="float">
            <text:p>375515000</text:p>
          </table:table-cell>
          <table:table-cell office:value-type="float" office:value="375544000" calcext:value-type="float">
            <text:p>375544000</text:p>
          </table:table-cell>
          <table:table-cell office:value-type="float" office:value="375444000" calcext:value-type="float">
            <text:p>375444000</text:p>
          </table:table-cell>
          <table:table-cell office:value-type="float" office:value="375555000" calcext:value-type="float">
            <text:p>375555000</text:p>
          </table:table-cell>
          <table:table-cell office:value-type="float" office:value="375455000" calcext:value-type="float">
            <text:p>375455000</text:p>
          </table:table-cell>
          <table:table-cell office:value-type="float" office:value="375384000" calcext:value-type="float">
            <text:p>375384000</text:p>
          </table:table-cell>
          <table:table-cell office:value-type="float" office:value="375409000" calcext:value-type="float">
            <text:p>375409000</text:p>
          </table:table-cell>
          <table:table-cell office:value-type="float" office:value="375476000" calcext:value-type="float">
            <text:p>375476000</text:p>
          </table:table-cell>
          <table:table-cell office:value-type="float" office:value="375536000" calcext:value-type="float">
            <text:p>375536000</text:p>
          </table:table-cell>
          <table:table-cell office:value-type="float" office:value="375385000" calcext:value-type="float">
            <text:p>375385000</text:p>
          </table:table-cell>
          <table:table-cell office:value-type="float" office:value="375421000" calcext:value-type="float">
            <text:p>375421000</text:p>
          </table:table-cell>
          <table:table-cell office:value-type="float" office:value="375543000" calcext:value-type="float">
            <text:p>375543000</text:p>
          </table:table-cell>
          <table:table-cell office:value-type="float" office:value="375576000" calcext:value-type="float">
            <text:p>375576000</text:p>
          </table:table-cell>
          <table:table-cell office:value-type="float" office:value="375361000" calcext:value-type="float">
            <text:p>375361000</text:p>
          </table:table-cell>
          <table:table-cell office:value-type="float" office:value="375342000" calcext:value-type="float">
            <text:p>375342000</text:p>
          </table:table-cell>
          <table:table-cell office:value-type="float" office:value="375479000" calcext:value-type="float">
            <text:p>375479000</text:p>
          </table:table-cell>
          <table:table-cell office:value-type="float" office:value="375421000" calcext:value-type="float">
            <text:p>375421000</text:p>
          </table:table-cell>
          <table:table-cell office:value-type="float" office:value="375524000" calcext:value-type="float">
            <text:p>375524000</text:p>
          </table:table-cell>
          <table:table-cell office:value-type="float" office:value="375519000" calcext:value-type="float">
            <text:p>375519000</text:p>
          </table:table-cell>
          <table:table-cell office:value-type="float" office:value="375653000" calcext:value-type="float">
            <text:p>375653000</text:p>
          </table:table-cell>
          <table:table-cell office:value-type="float" office:value="375620000" calcext:value-type="float">
            <text:p>375620000</text:p>
          </table:table-cell>
          <table:table-cell office:value-type="float" office:value="375425000" calcext:value-type="float">
            <text:p>375425000</text:p>
          </table:table-cell>
          <table:table-cell office:value-type="float" office:value="375458000" calcext:value-type="float">
            <text:p>375458000</text:p>
          </table:table-cell>
          <table:table-cell office:value-type="float" office:value="375587000" calcext:value-type="float">
            <text:p>375587000</text:p>
          </table:table-cell>
          <table:table-cell office:value-type="float" office:value="375467000" calcext:value-type="float">
            <text:p>375467000</text:p>
          </table:table-cell>
          <table:table-cell office:value-type="float" office:value="375527000" calcext:value-type="float">
            <text:p>375527000</text:p>
          </table:table-cell>
          <table:table-cell office:value-type="float" office:value="375354000" calcext:value-type="float">
            <text:p>375354000</text:p>
          </table:table-cell>
          <table:table-cell table:number-columns-repeated="561" office:value-type="float" office:value="380875000" calcext:value-type="float">
            <text:p>380875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5T17:08:56.139803367</dc:date>
    <meta:editing-duration>PT1M8S</meta:editing-duration>
    <meta:editing-cycles>1</meta:editing-cycles>
    <meta:document-statistic meta:table-count="1" meta:cell-count="665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384cm" svg:height="17.16cm" xlink:href=".." xlink:type="simple" chart:class="chart:line" chart:style-name="ch1">
        <chart:title svg:x="12.156cm" svg:y="0.479cm" chart:style-name="ch2">
          <text:p>kd - UPIT</text:p>
        </chart:title>
        <chart:plot-area chart:style-name="ch3" table:cell-range-address="merge_obj.A3:merge_obj.YA3" svg:x="1.538cm" svg:y="1.601cm" svg:width="24.319cm" svg:height="14.235cm">
          <chartooo:coordinate-region svg:x="3.456cm" svg:y="1.722cm" svg:width="22.295cm" svg:height="13.112cm"/>
          <chart:axis chart:dimension="x" chart:name="primary-x" chart:style-name="ch4">
            <chart:title svg:x="12.74cm" svg:y="16.179cm" chart:style-name="ch5">
              <text:p>SA Iterations</text:p>
            </chart:title>
          </chart:axis>
          <chart:axis chart:dimension="y" chart:name="primary-y" chart:style-name="ch4">
            <chart:title svg:x="0.451cm" svg:y="9.9cm" chart:style-name="ch6">
              <text:p>Objective Value</text:p>
            </chart:title>
            <chart:grid chart:style-name="ch7" chart:class="major"/>
          </chart:axis>
          <chart:series chart:style-name="ch8" chart:values-cell-range-address="merge_obj.A3:merge_obj.YA3" chart:class="chart:line">
            <chart:data-point chart:repeated="65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5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373434000">
                <text:p>373434000</text:p>
                <draw:g>
                  <svg:desc>merge_obj.A3:merge_obj.YA3</svg:desc>
                </draw:g>
              </table:table-cell>
              <table:table-cell office:value-type="float" office:value="373404000">
                <text:p>373404000</text:p>
              </table:table-cell>
              <table:table-cell office:value-type="float" office:value="373186000">
                <text:p>373186000</text:p>
              </table:table-cell>
              <table:table-cell office:value-type="float" office:value="373243000">
                <text:p>373243000</text:p>
              </table:table-cell>
              <table:table-cell office:value-type="float" office:value="372832000">
                <text:p>372832000</text:p>
              </table:table-cell>
              <table:table-cell office:value-type="float" office:value="372830000">
                <text:p>372830000</text:p>
              </table:table-cell>
              <table:table-cell office:value-type="float" office:value="373068000">
                <text:p>373068000</text:p>
              </table:table-cell>
              <table:table-cell office:value-type="float" office:value="373121000">
                <text:p>373121000</text:p>
              </table:table-cell>
              <table:table-cell office:value-type="float" office:value="372917000">
                <text:p>372917000</text:p>
              </table:table-cell>
              <table:table-cell office:value-type="float" office:value="373211000">
                <text:p>373211000</text:p>
              </table:table-cell>
              <table:table-cell office:value-type="float" office:value="373163000">
                <text:p>373163000</text:p>
              </table:table-cell>
              <table:table-cell office:value-type="float" office:value="373277000">
                <text:p>373277000</text:p>
              </table:table-cell>
              <table:table-cell office:value-type="float" office:value="373523000">
                <text:p>373523000</text:p>
              </table:table-cell>
              <table:table-cell office:value-type="float" office:value="373190000">
                <text:p>373190000</text:p>
              </table:table-cell>
              <table:table-cell office:value-type="float" office:value="373178000">
                <text:p>373178000</text:p>
              </table:table-cell>
              <table:table-cell office:value-type="float" office:value="373032000">
                <text:p>373032000</text:p>
              </table:table-cell>
              <table:table-cell office:value-type="float" office:value="372794000">
                <text:p>372794000</text:p>
              </table:table-cell>
              <table:table-cell office:value-type="float" office:value="372732000">
                <text:p>372732000</text:p>
              </table:table-cell>
              <table:table-cell office:value-type="float" office:value="372996000">
                <text:p>372996000</text:p>
              </table:table-cell>
              <table:table-cell office:value-type="float" office:value="373507000">
                <text:p>373507000</text:p>
              </table:table-cell>
              <table:table-cell office:value-type="float" office:value="373523000">
                <text:p>373523000</text:p>
              </table:table-cell>
              <table:table-cell office:value-type="float" office:value="373523000">
                <text:p>373523000</text:p>
              </table:table-cell>
              <table:table-cell office:value-type="float" office:value="373523000">
                <text:p>373523000</text:p>
              </table:table-cell>
              <table:table-cell office:value-type="float" office:value="373523000">
                <text:p>373523000</text:p>
              </table:table-cell>
              <table:table-cell office:value-type="float" office:value="373523000">
                <text:p>373523000</text:p>
              </table:table-cell>
              <table:table-cell office:value-type="float" office:value="373523000">
                <text:p>373523000</text:p>
              </table:table-cell>
              <table:table-cell office:value-type="float" office:value="373523000">
                <text:p>373523000</text:p>
              </table:table-cell>
              <table:table-cell office:value-type="float" office:value="373523000">
                <text:p>373523000</text:p>
              </table:table-cell>
              <table:table-cell office:value-type="float" office:value="373523000">
                <text:p>373523000</text:p>
              </table:table-cell>
              <table:table-cell office:value-type="float" office:value="373523000">
                <text:p>373523000</text:p>
              </table:table-cell>
              <table:table-cell office:value-type="float" office:value="373523000">
                <text:p>373523000</text:p>
              </table:table-cell>
              <table:table-cell office:value-type="float" office:value="373523000">
                <text:p>373523000</text:p>
              </table:table-cell>
              <table:table-cell office:value-type="float" office:value="373523000">
                <text:p>373523000</text:p>
              </table:table-cell>
              <table:table-cell office:value-type="float" office:value="373523000">
                <text:p>373523000</text:p>
              </table:table-cell>
              <table:table-cell office:value-type="float" office:value="373523000">
                <text:p>373523000</text:p>
              </table:table-cell>
              <table:table-cell office:value-type="float" office:value="373523000">
                <text:p>373523000</text:p>
              </table:table-cell>
              <table:table-cell office:value-type="float" office:value="373523000">
                <text:p>373523000</text:p>
              </table:table-cell>
              <table:table-cell office:value-type="float" office:value="373523000">
                <text:p>373523000</text:p>
              </table:table-cell>
              <table:table-cell office:value-type="float" office:value="373523000">
                <text:p>373523000</text:p>
              </table:table-cell>
              <table:table-cell office:value-type="float" office:value="373523000">
                <text:p>373523000</text:p>
              </table:table-cell>
              <table:table-cell office:value-type="float" office:value="373523000">
                <text:p>373523000</text:p>
              </table:table-cell>
              <table:table-cell office:value-type="float" office:value="373523000">
                <text:p>373523000</text:p>
              </table:table-cell>
              <table:table-cell office:value-type="float" office:value="373523000">
                <text:p>373523000</text:p>
              </table:table-cell>
              <table:table-cell office:value-type="float" office:value="373523000">
                <text:p>373523000</text:p>
              </table:table-cell>
              <table:table-cell office:value-type="float" office:value="373523000">
                <text:p>373523000</text:p>
              </table:table-cell>
              <table:table-cell office:value-type="float" office:value="373523000">
                <text:p>373523000</text:p>
              </table:table-cell>
              <table:table-cell office:value-type="float" office:value="373523000">
                <text:p>373523000</text:p>
              </table:table-cell>
              <table:table-cell office:value-type="float" office:value="373523000">
                <text:p>373523000</text:p>
              </table:table-cell>
              <table:table-cell office:value-type="float" office:value="373523000">
                <text:p>373523000</text:p>
              </table:table-cell>
              <table:table-cell office:value-type="float" office:value="373523000">
                <text:p>373523000</text:p>
              </table:table-cell>
              <table:table-cell office:value-type="float" office:value="375557000">
                <text:p>375557000</text:p>
              </table:table-cell>
              <table:table-cell office:value-type="float" office:value="375388000">
                <text:p>375388000</text:p>
              </table:table-cell>
              <table:table-cell office:value-type="float" office:value="375363000">
                <text:p>375363000</text:p>
              </table:table-cell>
              <table:table-cell office:value-type="float" office:value="375495000">
                <text:p>375495000</text:p>
              </table:table-cell>
              <table:table-cell office:value-type="float" office:value="375528000">
                <text:p>375528000</text:p>
              </table:table-cell>
              <table:table-cell office:value-type="float" office:value="375358000">
                <text:p>375358000</text:p>
              </table:table-cell>
              <table:table-cell office:value-type="float" office:value="375603000">
                <text:p>375603000</text:p>
              </table:table-cell>
              <table:table-cell office:value-type="float" office:value="375564000">
                <text:p>375564000</text:p>
              </table:table-cell>
              <table:table-cell office:value-type="float" office:value="375425000">
                <text:p>375425000</text:p>
              </table:table-cell>
              <table:table-cell office:value-type="float" office:value="375509000">
                <text:p>375509000</text:p>
              </table:table-cell>
              <table:table-cell office:value-type="float" office:value="375544000">
                <text:p>375544000</text:p>
              </table:table-cell>
              <table:table-cell office:value-type="float" office:value="375493000">
                <text:p>375493000</text:p>
              </table:table-cell>
              <table:table-cell office:value-type="float" office:value="375455000">
                <text:p>375455000</text:p>
              </table:table-cell>
              <table:table-cell office:value-type="float" office:value="375515000">
                <text:p>375515000</text:p>
              </table:table-cell>
              <table:table-cell office:value-type="float" office:value="375544000">
                <text:p>375544000</text:p>
              </table:table-cell>
              <table:table-cell office:value-type="float" office:value="375444000">
                <text:p>375444000</text:p>
              </table:table-cell>
              <table:table-cell office:value-type="float" office:value="375555000">
                <text:p>375555000</text:p>
              </table:table-cell>
              <table:table-cell office:value-type="float" office:value="375455000">
                <text:p>375455000</text:p>
              </table:table-cell>
              <table:table-cell office:value-type="float" office:value="375384000">
                <text:p>375384000</text:p>
              </table:table-cell>
              <table:table-cell office:value-type="float" office:value="375409000">
                <text:p>375409000</text:p>
              </table:table-cell>
              <table:table-cell office:value-type="float" office:value="375476000">
                <text:p>375476000</text:p>
              </table:table-cell>
              <table:table-cell office:value-type="float" office:value="375536000">
                <text:p>375536000</text:p>
              </table:table-cell>
              <table:table-cell office:value-type="float" office:value="375385000">
                <text:p>375385000</text:p>
              </table:table-cell>
              <table:table-cell office:value-type="float" office:value="375421000">
                <text:p>375421000</text:p>
              </table:table-cell>
              <table:table-cell office:value-type="float" office:value="375543000">
                <text:p>375543000</text:p>
              </table:table-cell>
              <table:table-cell office:value-type="float" office:value="375576000">
                <text:p>375576000</text:p>
              </table:table-cell>
              <table:table-cell office:value-type="float" office:value="375361000">
                <text:p>375361000</text:p>
              </table:table-cell>
              <table:table-cell office:value-type="float" office:value="375342000">
                <text:p>375342000</text:p>
              </table:table-cell>
              <table:table-cell office:value-type="float" office:value="375479000">
                <text:p>375479000</text:p>
              </table:table-cell>
              <table:table-cell office:value-type="float" office:value="375421000">
                <text:p>375421000</text:p>
              </table:table-cell>
              <table:table-cell office:value-type="float" office:value="375524000">
                <text:p>375524000</text:p>
              </table:table-cell>
              <table:table-cell office:value-type="float" office:value="375519000">
                <text:p>375519000</text:p>
              </table:table-cell>
              <table:table-cell office:value-type="float" office:value="375653000">
                <text:p>375653000</text:p>
              </table:table-cell>
              <table:table-cell office:value-type="float" office:value="375620000">
                <text:p>375620000</text:p>
              </table:table-cell>
              <table:table-cell office:value-type="float" office:value="375425000">
                <text:p>375425000</text:p>
              </table:table-cell>
              <table:table-cell office:value-type="float" office:value="375458000">
                <text:p>375458000</text:p>
              </table:table-cell>
              <table:table-cell office:value-type="float" office:value="375587000">
                <text:p>375587000</text:p>
              </table:table-cell>
              <table:table-cell office:value-type="float" office:value="375467000">
                <text:p>375467000</text:p>
              </table:table-cell>
              <table:table-cell office:value-type="float" office:value="375527000">
                <text:p>375527000</text:p>
              </table:table-cell>
              <table:table-cell office:value-type="float" office:value="375354000">
                <text:p>375354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  <table:table-cell office:value-type="float" office:value="380875000">
                <text:p>380875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